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ee4f5" officeooo:paragraph-rsid="001ee4f5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ee4f5" officeooo:paragraph-rsid="001ee4f5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55cc8" officeooo:paragraph-rsid="00245a6e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weight="normal" officeooo:rsid="00030901" officeooo:paragraph-rsid="00245a6e" style:font-weight-asian="normal" style:font-weight-complex="normal"/>
    </style:style>
    <style:style style:name="P6" style:family="paragraph" style:parent-style-name="Standard">
      <style:text-properties fo:font-weight="normal" officeooo:rsid="00055cc8" officeooo:paragraph-rsid="00245a6e" style:font-weight-asian="normal" style:font-weight-complex="normal"/>
    </style:style>
    <style:style style:name="P7" style:family="paragraph" style:parent-style-name="Standard">
      <style:text-properties officeooo:paragraph-rsid="00245a6e"/>
    </style:style>
    <style:style style:name="T1" style:family="text">
      <style:text-properties officeooo:rsid="0004b894"/>
    </style:style>
    <style:style style:name="T2" style:family="text">
      <style:text-properties fo:font-size="12pt" fo:font-weight="normal" officeooo:rsid="001ee4f5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245a6e" style:font-size-asian="10.5pt" style:font-weight-asian="normal" style:font-size-complex="12pt" style:font-weight-complex="normal"/>
    </style:style>
    <style:style style:name="T4" style:family="text">
      <style:text-properties fo:font-size="12pt" officeooo:rsid="001ee4f5" style:font-size-asian="10.5pt" style:font-size-complex="12pt"/>
    </style:style>
    <style:style style:name="T5" style:family="text">
      <style:text-properties officeooo:rsid="001ee4f5"/>
    </style:style>
    <style:style style:name="T6" style:family="text">
      <style:text-properties fo:font-weight="normal" officeooo:rsid="00055cc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ES #10 INTRO TO IT (Block Market) – MS</text:p>
      <text:p text:style-name="P1">TEAMS INFO</text:p>
      <text:p text:style-name="P1"/>
      <text:p text:style-name="P2">Recording and MS Teams Invite Link</text:p>
      <text:p text:style-name="P2"/>
      <text:p text:style-name="P3">7/5/2022 <text:a xlink:type="simple" xlink:href="https://rmiteduau.sharepoint.com/:v:/r/sites/TUESIntrotoITGroup10/Shared%20Documents/Team%20Profiles/Recordings/Meeting%20in%20_Assignment%203_-20220507_200322-Meeting%20Recording.mp4?csf=1&amp;web=1&amp;e=QayBfA" text:style-name="Internet_20_link" text:visited-style-name="Visited_20_Internet_20_Link">Recording</text:a> <text:a xlink:type="simple" xlink:href="https://teams.microsoft.com/l/meetup-join/19%3A0ba21842e7a5470b83c207c03ea81c1c%40thread.tacv2/1651661822603?context=%7B%22Tid%22%3A%22d1323671-cdbe-4417-b4d4-bdb24b51316b%22%2C%22Oid%22%3A%222280ce52-5b8c-43e1-a515-a5fe35cc2411%22%7D" text:style-name="Internet_20_link" text:visited-style-name="Visited_20_Internet_20_Link">MS_Teams_Invite</text:a></text:p>
      <text:p text:style-name="P5"><text:span text:style-name="T1">10</text:span>/5/2022 <text:a xlink:type="simple" xlink:href="https://rmiteduau.sharepoint.com/:v:/r/sites/TUESIntrotoITGroup10/Shared%20Documents/Team%20Profiles/Recordings/W10%20Meeting%201-20220510_143733-Meeting%20Recording.mp4?csf=1&amp;web=1&amp;e=ba4jF1" text:style-name="Internet_20_link" text:visited-style-name="Visited_20_Internet_20_Link">Recording</text:a> <text:a xlink:type="simple" xlink:href="https://teams.microsoft.com/l/meetup-join/19%3A0ba21842e7a5470b83c207c03ea81c1c%40thread.tacv2/1652139578426?context=%7B%22Tid%22%3A%22d1323671-cdbe-4417-b4d4-bdb24b51316b%22%2C%22Oid%22%3A%22808c6ccf-4fc5-431b-b11c-2f9fb2eda0dd%22%7D" text:style-name="Internet_20_link" text:visited-style-name="Visited_20_Internet_20_Link"><text:span text:style-name="T4">MS_Teams_Invite</text:span></text:a></text:p>
      <text:p text:style-name="P7"><text:span text:style-name="T6">15/5/2022 </text:span><text:a xlink:type="simple" xlink:href="https://rmiteduau.sharepoint.com/:v:/r/sites/TUESIntrotoITGroup10/Shared%20Documents/Team%20Profiles/Recordings/Meeting%20in%20_Assignment%203_-20220515_200430-Meeting%20Recording.mp4?csf=1&amp;web=1&amp;e=AuBVZK" text:style-name="Internet_20_link" text:visited-style-name="Visited_20_Internet_20_Link"><text:span text:style-name="T6">Recording</text:span></text:a><text:span text:style-name="T6"> </text:span><text:a xlink:type="simple" xlink:href="https://teams.microsoft.com/l/meetup-join/19%3A0ba21842e7a5470b83c207c03ea81c1c%40thread.tacv2/1652488792039?context=%7B%22Tid%22%3A%22d1323671-cdbe-4417-b4d4-bdb24b51316b%22%2C%22Oid%22%3A%222280ce52-5b8c-43e1-a515-a5fe35cc2411%22%7D" text:style-name="Internet_20_link" text:visited-style-name="Visited_20_Internet_20_Link"><text:span text:style-name="T3">MS_Teams_Invite</text:span></text:a></text:p>
      <text:p text:style-name="P6">22/5/2022 <text:a xlink:type="simple" xlink:href="https://rmiteduau.sharepoint.com/:v:/r/sites/TUESIntrotoITGroup10/Shared%20Documents/Team%20Profiles/Recordings/Rescheduled%20Week%2011%20Meeting-20220522_200503-Meeting%20Recording.mp4?csf=1&amp;web=1&amp;e=ywQ3lc" text:style-name="Internet_20_link" text:visited-style-name="Visited_20_Internet_20_Link">Recording</text:a> <text:a xlink:type="simple" xlink:href="https://teams.microsoft.com/l/meetup-join/19%3A0ba21842e7a5470b83c207c03ea81c1c%40thread.tacv2/1653114803730?context=%7B%22Tid%22%3A%22d1323671-cdbe-4417-b4d4-bdb24b51316b%22%2C%22Oid%22%3A%222280ce52-5b8c-43e1-a515-a5fe35cc2411%22%7D" text:style-name="Internet_20_link" text:visited-style-name="Visited_20_Internet_20_Link"><text:span text:style-name="T4">MS_Teams_Invite</text:span></text:a></text:p>
      <text:p text:style-name="P6">27/5/2022 Recording <text:a xlink:type="simple" xlink:href="https://teams.microsoft.com/l/meetup-join/19%3A0ba21842e7a5470b83c207c03ea81c1c%40thread.tacv2/1653476239918?context=%7B%22Tid%22%3A%22d1323671-cdbe-4417-b4d4-bdb24b51316b%22%2C%22Oid%22%3A%22808c6ccf-4fc5-431b-b11c-2f9fb2eda0dd%22%7D" text:style-name="Internet_20_link" text:visited-style-name="Visited_20_Internet_20_Link"><text:span text:style-name="T4">MS_Teams_Invite</text:span></text:a></text:p>
      <text:p text:style-name="P4">29/5/2022 Recording <text:a xlink:type="simple" xlink:href="https://teams.microsoft.com/l/meetup-join/19%3A0ba21842e7a5470b83c207c03ea81c1c%40thread.tacv2/1653478964970?context=%7B%22Tid%22%3A%22d1323671-cdbe-4417-b4d4-bdb24b51316b%22%2C%22Oid%22%3A%22808c6ccf-4fc5-431b-b11c-2f9fb2eda0dd%22%7D" text:style-name="Internet_20_link" text:visited-style-name="Visited_20_Internet_20_Link"><text:span text:style-name="T5">MS_Teams_Invit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14:13:15.840681419</meta:creation-date>
    <dc:date>2022-05-25T21:43:19.187132038</dc:date>
    <meta:editing-duration>PT18M12S</meta:editing-duration>
    <meta:editing-cycles>4</meta:editing-cycles>
    <meta:generator>LibreOffice/7.3.3.2$Linux_X86_64 LibreOffice_project/30$Build-2</meta:generator>
    <meta:document-statistic meta:table-count="0" meta:image-count="0" meta:object-count="0" meta:page-count="1" meta:paragraph-count="9" meta:word-count="34" meta:character-count="293" meta:non-whitespace-character-count="267"/>
  </office:meta>
</office:document-meta>
</file>